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umbering_20_1" style:list-style-name="Numbering_20_1"/>
    <style:style style:name="P3" style:family="paragraph" style:parent-style-name="List_20_1" style:list-style-name="List_20_1"/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date>2018-05-17T00:02:22.688000000</dc:date>
    <dc:creator>José de Mattos Neto</dc:creator>
    <meta:editing-duration>PT1M5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  <meta:generator>LibreOffice/6.0.3.2$Windows_X86_64 LibreOffice_project/8f48d515416608e3a835360314dac7e47fd0b821</meta:generator>
  </office:meta>
</office:document-meta>
</file>